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556cm" fo:min-width="6.949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4.43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2.931cm"/>
    </style:style>
    <style:style style:name="gr4" style:family="graphic" style:parent-style-name="objectwithoutfill">
      <style:graphic-properties draw:stroke="none" svg:stroke-width="0.102cm" svg:stroke-color="#9966cc" draw:marker-start-width="0.152cm" draw:marker-end-width="0.152cm" draw:fill="solid" draw:fill-color="#c0c0c0" draw:textarea-horizontal-align="center" draw:textarea-vertical-align="middle"/>
    </style:style>
    <style:style style:name="gr5" style:family="graphic" style:parent-style-name="standard">
      <style:graphic-properties svg:stroke-width="0.102cm" svg:stroke-color="#9966cc" draw:marker-start-width="0.152cm" draw:marker-end-width="0.152cm" draw:textarea-vertical-align="middle" draw:auto-grow-height="false" fo:min-height="0.749cm" fo:min-width="0.499cm" fo:padding-top="0.176cm" fo:padding-bottom="0.176cm" fo:padding-left="0.301cm" fo:padding-right="0.301cm"/>
    </style:style>
    <style:style style:name="gr6"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475cm" fo:min-width="1.42cm"/>
    </style:style>
    <style:style style:name="gr7"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475cm" fo:min-width="2.525cm"/>
    </style:style>
    <style:style style:name="gr8"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475cm" fo:min-width="1.34cm"/>
    </style:style>
    <style:style style:name="gr9"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475cm" fo:min-width="1.204cm"/>
    </style:style>
    <style:style style:name="gr10"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556cm" fo:min-width="2.936cm"/>
    </style:style>
    <style:style style:name="gr11" style:family="graphic" style:parent-style-name="objectwithoutfill">
      <style:graphic-properties draw:stroke="none" draw:fill="solid" draw:fill-color="#c0c0c0" draw:textarea-horizontal-align="center" draw:textarea-vertical-align="middle"/>
    </style:style>
    <style:style style:name="gr12" style:family="graphic" style:parent-style-name="standard">
      <style:graphic-properties svg:stroke-width="0.102cm" svg:stroke-color="#9966cc" draw:marker-start-width="0.457cm" draw:marker-end-width="0.457cm" draw:textarea-vertical-align="middle" draw:auto-grow-height="false" fo:min-height="0.749cm" fo:min-width="0.499cm"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42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2.525cm"/>
    </style:style>
    <style:style style:name="gr15" style:family="graphic" style:parent-style-name="standard">
      <style:graphic-properties svg:stroke-width="0.051cm" draw:marker-start="Arrow_20_concave" draw:marker-start-width="0.229cm" draw:marker-end="Arrow_20_concave" draw:marker-end-width="0.229cm" draw:textarea-horizontal-align="center"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1.34cm"/>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3.27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469cm"/>
    </style:style>
    <style:style style:name="gr19" style:family="graphic" style:parent-style-name="standard">
      <style:graphic-properties svg:stroke-width="0.051cm" svg:stroke-color="#ff3333" draw:marker-start="Arrow_20_concave" draw:marker-start-width="0.229cm" draw:marker-end="Arrow_20_concave" draw:marker-end-width="0.229cm" draw:textarea-horizontal-align="center"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0.895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6.2cm"/>
    </style:style>
    <style:style style:name="gr22" style:family="graphic" style:parent-style-name="standard">
      <style:graphic-properties svg:stroke-width="0.051cm" draw:marker-start="Arrow_20_concave" draw:marker-start-width="0.229cm" draw:marker-end="" draw:marker-end-width="0.229cm" draw:textarea-horizontal-align="center"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true" fo:min-height="0.475cm" fo:min-width="2.893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4.036cm"/>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2.614cm"/>
    </style:style>
    <style:style style:name="P1" style:family="paragraph">
      <style:paragraph-properties fo:margin-left="0cm" fo:margin-right="0cm" fo:text-indent="0cm"/>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solid" draw:fill-color="#c0c0c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margin-left="0cm" fo:margin-right="0cm" fo:text-indent="0cm"/>
      <style:text-properties fo:font-size="12pt" style:font-size-asian="12pt" style:font-size-complex="12pt"/>
    </style:style>
    <style:style style:name="P6" style:family="paragraph">
      <style:paragraph-properties fo:margin-left="0cm" fo:margin-right="0cm" fo:text-indent="0cm"/>
      <style:text-properties style:text-underline-style="solid" style:text-underline-width="auto" style:text-underline-color="font-color"/>
    </style:style>
    <style:style style:name="P7" style:family="paragraph">
      <loext:graphic-properties draw:fill="none" draw:fill-color="#ffffff"/>
      <style:paragraph-properties fo:margin-left="0cm" fo:margin-right="0cm" fo:text-indent="0cm"/>
      <style:text-properties fo:font-size="14pt" style:text-underline-style="solid" style:text-underline-width="auto" style:text-underline-color="font-color" style:font-size-asian="14pt" style:font-size-complex="14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draw:fill-color="#ffffff"/>
      <style:text-properties fo:font-size="14pt" style:text-underline-style="solid" style:text-underline-width="auto" style:text-underline-color="font-color" style:font-size-asian="14pt" style:font-size-complex="14pt"/>
    </style:style>
    <style:style style:name="P10" style:family="paragraph">
      <loext:graphic-properties draw:fill="none" draw:fill-color="#ffffff"/>
      <style:paragraph-properties fo:margin-left="0cm" fo:margin-right="0cm" fo:text-indent="0cm"/>
      <style:text-properties fo:color="#ff3333"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color="#ff3333"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7.449cm" svg:height="0.806cm" svg:x="0.577cm" svg:y="5.855cm">
          <draw:text-box>
            <text:p text:style-name="P1"><text:span text:style-name="T1">Exchange of matter and energy</text:span></text:p>
          </draw:text-box>
        </draw:frame>
        <draw:frame draw:style-name="gr2" draw:text-style-name="P2" draw:layer="layout" svg:width="4.93cm" svg:height="0.806cm" svg:x="8.577cm" svg:y="5.855cm">
          <draw:text-box>
            <text:p text:style-name="P1"><text:span text:style-name="T1">Exchan</text:span><text:span text:style-name="T1">ge of </text:span><text:span text:style-name="T1">energy</text:span></text:p>
          </draw:text-box>
        </draw:frame>
        <draw:frame draw:style-name="gr3" draw:text-style-name="P2" draw:layer="layout" svg:width="3.431cm" svg:height="0.806cm" svg:x="15.677cm" svg:y="5.915cm">
          <draw:text-box>
            <text:p text:style-name="P1"><text:span text:style-name="T1">No </text:span><text:span text:style-name="T1">excha</text:span><text:span text:style-name="T1">nge</text:span></text:p>
          </draw:text-box>
        </draw:frame>
        <draw:path draw:style-name="gr4" draw:text-style-name="P3" draw:layer="layout" svg:width="4.779cm" svg:height="4.186cm" svg:x="1.936cm" svg:y="1.47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draw:path>
        <draw:custom-shape draw:style-name="gr5" draw:text-style-name="P4" draw:layer="layout" svg:width="1.905cm" svg:height="1.905cm" svg:x="3.265cm" svg:y="2.68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5" draw:layer="layout" svg:width="1.92cm" svg:height="0.725cm" svg:x="3.28cm" svg:y="3.3cm">
          <draw:text-box>
            <text:p text:style-name="P1"><text:span text:style-name="T2">System</text:span></text:p>
          </draw:text-box>
        </draw:frame>
        <draw:frame draw:style-name="gr7" draw:text-style-name="P5" draw:layer="layout" svg:width="3.029cm" svg:height="0.725cm" svg:x="2.825cm" svg:y="4.621cm">
          <draw:text-box>
            <text:p text:style-name="P1"><text:span text:style-name="T2">Surroundings</text:span></text:p>
          </draw:text-box>
        </draw:frame>
        <draw:frame draw:style-name="gr8" draw:text-style-name="P5" draw:layer="layout" svg:width="1.848cm" svg:height="0.725cm" svg:x="4.825cm" svg:y="2.222cm">
          <draw:text-box>
            <text:p text:style-name="P1"><text:span text:style-name="T2">Energy</text:span></text:p>
          </draw:text-box>
        </draw:frame>
        <draw:frame draw:style-name="gr9" draw:text-style-name="P5" draw:layer="layout" svg:width="1.704cm" svg:height="0.725cm" svg:x="1.925cm" svg:y="2.222cm">
          <draw:text-box>
            <text:p text:style-name="P1"><text:span text:style-name="T2">Matter</text:span></text:p>
          </draw:text-box>
        </draw:frame>
        <draw:frame draw:style-name="gr10" draw:text-style-name="P7" draw:layer="layout" svg:width="3.436cm" svg:height="0.806cm" svg:x="2.378cm" svg:y="0.555cm">
          <draw:text-box>
            <text:p text:style-name="P6"><text:span text:style-name="T3">Open system</text:span></text:p>
          </draw:text-box>
        </draw:frame>
        <draw:path draw:style-name="gr11" draw:text-style-name="P3" draw:layer="layout" svg:width="4.779cm" svg:height="4.186cm" svg:x="8.485cm" svg:y="1.471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draw:path>
        <draw:custom-shape draw:style-name="gr12" draw:text-style-name="P4" draw:layer="layout" svg:width="1.905cm" svg:height="1.905cm" svg:x="9.814cm" svg:y="2.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3" draw:text-style-name="P8" draw:layer="layout" svg:width="1.92cm" svg:height="0.725cm" svg:x="9.829cm" svg:y="3.301cm">
          <draw:text-box>
            <text:p text:style-name="P1"><text:span text:style-name="T2">System</text:span></text:p>
          </draw:text-box>
        </draw:frame>
        <draw:frame draw:style-name="gr14" draw:text-style-name="P8" draw:layer="layout" svg:width="3.029cm" svg:height="0.725cm" svg:x="9.374cm" svg:y="4.622cm">
          <draw:text-box>
            <text:p text:style-name="P1"><text:span text:style-name="T2">Surroundings</text:span></text:p>
          </draw:text-box>
        </draw:frame>
        <draw:line draw:style-name="gr15" draw:text-style-name="P4" draw:layer="layout" svg:x1="12.279cm" svg:y1="2.882cm" svg:x2="11.029cm" svg:y2="3.357cm">
          <text:p/>
        </draw:line>
        <draw:frame draw:style-name="gr16" draw:text-style-name="P8" draw:layer="layout" svg:width="1.848cm" svg:height="0.725cm" svg:x="11.374cm" svg:y="2.223cm">
          <draw:text-box>
            <text:p text:style-name="P1"><text:span text:style-name="T2">Energy</text:span></text:p>
          </draw:text-box>
        </draw:frame>
        <draw:frame draw:style-name="gr17" draw:text-style-name="P9" draw:layer="layout" svg:width="3.77cm" svg:height="0.806cm" svg:x="8.827cm" svg:y="0.555cm">
          <draw:text-box>
            <text:p text:style-name="P6"><text:span text:style-name="T3">Closed system</text:span></text:p>
          </draw:text-box>
        </draw:frame>
        <draw:path draw:style-name="gr11" draw:text-style-name="P3" draw:layer="layout" svg:width="4.779cm" svg:height="4.186cm" svg:x="15.036cm" svg:y="1.471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draw:path>
        <draw:custom-shape draw:style-name="gr12" draw:text-style-name="P4" draw:layer="layout" svg:width="1.905cm" svg:height="1.905cm" svg:x="16.365cm" svg:y="2.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3" draw:text-style-name="P8" draw:layer="layout" svg:width="1.92cm" svg:height="0.725cm" svg:x="16.38cm" svg:y="3.301cm">
          <draw:text-box>
            <text:p text:style-name="P1"><text:span text:style-name="T2">System</text:span></text:p>
          </draw:text-box>
        </draw:frame>
        <draw:frame draw:style-name="gr14" draw:text-style-name="P8" draw:layer="layout" svg:width="3.029cm" svg:height="0.725cm" svg:x="15.925cm" svg:y="4.622cm">
          <draw:text-box>
            <text:p text:style-name="P1"><text:span text:style-name="T2">Surroundings</text:span></text:p>
          </draw:text-box>
        </draw:frame>
        <draw:frame draw:style-name="gr18" draw:text-style-name="P9" draw:layer="layout" svg:width="3.969cm" svg:height="0.806cm" svg:x="15.178cm" svg:y="0.555cm">
          <draw:text-box>
            <text:p text:style-name="P6"><text:span text:style-name="T3">Isolated system</text:span></text:p>
          </draw:text-box>
        </draw:frame>
        <draw:path draw:style-name="gr11" draw:text-style-name="P3" draw:layer="layout" svg:width="4.779cm" svg:height="4.186cm" svg:x="4.485cm" svg:y="8.372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draw:path>
        <draw:custom-shape draw:style-name="gr12" draw:text-style-name="P4" draw:layer="layout" svg:width="1.905cm" svg:height="1.905cm" svg:x="5.814cm" svg:y="9.58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3" draw:text-style-name="P8" draw:layer="layout" svg:width="1.92cm" svg:height="0.725cm" svg:x="5.829cm" svg:y="10.202cm">
          <draw:text-box>
            <text:p text:style-name="P1"><text:span text:style-name="T2">System</text:span></text:p>
          </draw:text-box>
        </draw:frame>
        <draw:frame draw:style-name="gr14" draw:text-style-name="P8" draw:layer="layout" svg:width="3.029cm" svg:height="0.725cm" svg:x="5.374cm" svg:y="11.523cm">
          <draw:text-box>
            <text:p text:style-name="P1"><text:span text:style-name="T2">Surroundings</text:span></text:p>
          </draw:text-box>
        </draw:frame>
        <draw:line draw:style-name="gr19" draw:text-style-name="P4" draw:layer="layout" svg:x1="8.279cm" svg:y1="9.783cm" svg:x2="7.029cm" svg:y2="10.258cm">
          <text:p/>
        </draw:line>
        <draw:frame draw:style-name="gr20" draw:text-style-name="P10" draw:layer="layout" svg:width="1.399cm" svg:height="0.725cm" svg:x="7.374cm" svg:y="9.124cm">
          <draw:text-box>
            <text:p text:style-name="P1"><text:span text:style-name="T4">Heat</text:span></text:p>
          </draw:text-box>
        </draw:frame>
        <draw:frame draw:style-name="gr21" draw:text-style-name="P2" draw:layer="layout" svg:width="6.7cm" svg:height="0.806cm" svg:x="3.527cm" svg:y="12.656cm">
          <draw:text-box>
            <text:p text:style-name="P1"><text:span text:style-name="T1">Exchange of energy as heat</text:span></text:p>
          </draw:text-box>
        </draw:frame>
        <draw:line draw:style-name="gr15" draw:text-style-name="P4" draw:layer="layout" svg:x1="5.579cm" svg:y1="2.883cm" svg:x2="4.329cm" svg:y2="3.358cm">
          <text:p/>
        </draw:line>
        <draw:line draw:style-name="gr15" draw:text-style-name="P4" draw:layer="layout" svg:x1="2.814cm" svg:y1="2.854cm" svg:x2="4.064cm" svg:y2="3.329cm">
          <text:p/>
        </draw:line>
        <draw:line draw:style-name="gr22" draw:text-style-name="P4" draw:layer="layout" svg:x1="5.979cm" svg:y1="9.984cm" svg:x2="5.115cm" svg:y2="9.295cm">
          <text:p/>
        </draw:line>
        <draw:frame draw:style-name="gr23" draw:text-style-name="P8" draw:layer="layout" svg:width="3.393cm" svg:height="0.725cm" svg:x="3.275cm" svg:y="8.624cm">
          <draw:text-box>
            <text:p text:style-name="P1"><text:span text:style-name="T2">Diathermic wall</text:span></text:p>
          </draw:text-box>
        </draw:frame>
        <draw:path draw:style-name="gr11" draw:text-style-name="P3" draw:layer="layout" svg:width="4.779cm" svg:height="4.186cm" svg:x="12.385cm" svg:y="8.372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draw:path>
        <draw:custom-shape draw:style-name="gr12" draw:text-style-name="P4" draw:layer="layout" svg:width="1.905cm" svg:height="1.905cm" svg:x="13.714cm" svg:y="9.58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3" draw:text-style-name="P8" draw:layer="layout" svg:width="1.92cm" svg:height="0.725cm" svg:x="13.729cm" svg:y="10.202cm">
          <draw:text-box>
            <text:p text:style-name="P1"><text:span text:style-name="T2">System</text:span></text:p>
          </draw:text-box>
        </draw:frame>
        <draw:frame draw:style-name="gr14" draw:text-style-name="P8" draw:layer="layout" svg:width="3.029cm" svg:height="0.725cm" svg:x="13.274cm" svg:y="11.523cm">
          <draw:text-box>
            <text:p text:style-name="P1"><text:span text:style-name="T2">Surroundings</text:span></text:p>
          </draw:text-box>
        </draw:frame>
        <draw:frame draw:style-name="gr24" draw:text-style-name="P2" draw:layer="layout" svg:width="4.536cm" svg:height="0.806cm" svg:x="12.427cm" svg:y="12.656cm">
          <draw:text-box>
            <text:p text:style-name="P1"><text:span text:style-name="T1">No heat exchange</text:span></text:p>
          </draw:text-box>
        </draw:frame>
        <draw:line draw:style-name="gr22" draw:text-style-name="P4" draw:layer="layout" svg:x1="13.879cm" svg:y1="9.984cm" svg:x2="13.015cm" svg:y2="9.295cm">
          <text:p/>
        </draw:line>
        <draw:frame draw:style-name="gr25" draw:text-style-name="P8" draw:layer="layout" svg:width="3.114cm" svg:height="0.725cm" svg:x="11.175cm" svg:y="8.624cm">
          <draw:text-box>
            <text:p text:style-name="P1"><text:span text:style-name="T2">Adiabatic wall</text:span></text:p>
          </draw:text-box>
        </draw:frame>
        <draw:frame draw:style-name="gr10" draw:text-style-name="P7" draw:layer="layout" svg:width="5.273cm" svg:height="0.806cm" svg:x="4.078cm" svg:y="7.355cm">
          <draw:text-box>
            <text:p text:style-name="P6"><text:span text:style-name="T3">Non-adiabatic system</text:span></text:p>
          </draw:text-box>
        </draw:frame>
        <draw:frame draw:style-name="gr10" draw:text-style-name="P7" draw:layer="layout" svg:width="4.257cm" svg:height="0.806cm" svg:x="12.479cm" svg:y="7.355cm">
          <draw:text-box>
            <text:p text:style-name="P6"><text:span text:style-name="T3">Adiabatic syste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DejaVu LGC Sans"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Linux_X86_64 LibreOffice_project/30$Build-2</meta:generator>
    <meta:initial-creator>Jussi Eloranta</meta:initial-creator>
    <meta:creation-date>2008-04-15T16:56:09</meta:creation-date>
    <dc:date>2017-08-29T12:11:18.284593306</dc:date>
    <meta:editing-cycles>19</meta:editing-cycles>
    <meta:editing-duration>PT3H34M33S</meta:editing-duration>
    <meta:document-statistic meta:object-count="42"/>
    <meta:user-defined meta:name="Info 1"/>
    <meta:user-defined meta:name="Info 2"/>
    <meta:user-defined meta:name="Info 3"/>
    <meta:user-defined meta:name="Info 4"/>
  </office:meta>
</office:document-meta>
</file>